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6"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8" style:family="paragraph" style:parent-style-name="Standard">
      <style:paragraph-properties fo:margin-top="0in" fo:margin-bottom="0in" style:contextual-spacing="false"/>
    </style:style>
    <style:style style:name="P29" style:family="paragraph" style:parent-style-name="Table_20_Heading">
      <style:paragraph-properties fo:margin-top="0in" fo:margin-bottom="0in" style:contextual-spacing="false"/>
    </style:style>
    <style:style style:name="P30" style:family="paragraph" style:parent-style-name="Standard">
      <style:paragraph-properties fo:margin-top="0in" fo:margin-bottom="0in" style:contextual-spacing="false"/>
      <style:text-properties fo:font-style="normal" style:font-style-asian="normal" style:font-style-complex="normal"/>
    </style:style>
    <style:style style:name="P31" style:family="paragraph" style:parent-style-name="Standard">
      <style:paragraph-properties fo:margin-top="0in" fo:margin-bottom="0in" style:contextual-spacing="false" style:shadow="none"/>
      <style:text-properties fo:font-style="normal" style:font-style-asian="normal" style:font-style-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paragraph-rsid="001302b5" style:font-style-asian="normal" style:font-style-complex="normal"/>
    </style:style>
    <style:style style:name="P34"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5"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6" style:family="paragraph" style:parent-style-name="Standard">
      <style:text-properties fo:font-style="normal" officeooo:rsid="00128271" officeooo:paragraph-rsid="00128271" style:font-style-asian="normal" style:font-style-complex="normal"/>
    </style:style>
    <style:style style:name="P37" style:family="paragraph" style:parent-style-name="Standard">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9"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0" style:family="paragraph" style:parent-style-name="Standard">
      <style:paragraph-properties fo:margin-top="0.1181in" fo:margin-bottom="0in" style:contextual-spacing="false"/>
      <style:text-properties fo:font-style="normal" style:font-style-asian="normal" style:font-style-complex="normal"/>
    </style:style>
    <style:style style:name="P41"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3" style:family="paragraph" style:parent-style-name="Table_20_Contents">
      <style:text-properties fo:font-style="normal" style:font-style-asian="normal" style:font-style-complex="normal"/>
    </style:style>
    <style:style style:name="P44" style:family="paragraph" style:parent-style-name="Table">
      <style:text-properties fo:font-style="normal" style:font-style-asian="normal" style:font-style-complex="normal"/>
    </style:style>
    <style:style style:name="P45"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6" style:family="paragraph" style:parent-style-name="Standard">
      <style:text-properties fo:font-style="normal" style:text-underline-style="solid" style:text-underline-width="auto" style:text-underline-color="font-color" style:font-style-asian="normal" style:font-style-complex="normal"/>
    </style:style>
    <style:style style:name="P4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8" style:family="paragraph" style:parent-style-name="Table_20_Contents">
      <style:text-properties fo:font-style="normal" fo:font-weight="bold" style:font-style-asian="normal" style:font-weight-asian="bold" style:font-style-complex="normal" style:font-weight-complex="bold"/>
    </style:style>
    <style:style style:name="P49"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1"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5" style:family="paragraph" style:parent-style-name="Text_20_body">
      <style:text-properties fo:font-size="12pt" style:font-size-asian="12pt" style:font-size-complex="12pt"/>
    </style:style>
    <style:style style:name="P56" style:family="paragraph" style:parent-style-name="Table_20_Contents">
      <style:text-properties fo:font-size="12pt" style:font-size-asian="12pt" style:font-size-complex="12pt"/>
    </style:style>
    <style:style style:name="P57"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9" style:family="paragraph" style:parent-style-name="Table_20_Contents">
      <style:paragraph-properties fo:margin-top="0in" fo:margin-bottom="0in" style:contextual-spacing="false"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text-properties style:text-line-through-style="none" style:text-line-through-type="none" fo:font-style="normal" style:font-style-asian="normal" style:font-style-complex="normal"/>
    </style:style>
    <style:style style:name="P62" style:family="paragraph" style:parent-style-name="Standard">
      <style:text-properties officeooo:paragraph-rsid="0013382e"/>
    </style:style>
    <style:style style:name="P63" style:family="paragraph" style:parent-style-name="Standard">
      <style:text-properties officeooo:paragraph-rsid="001439aa"/>
    </style:style>
    <style:style style:name="P64" style:family="paragraph" style:parent-style-name="Standard">
      <style:text-properties style:text-underline-style="none"/>
    </style:style>
    <style:style style:name="P6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6"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7" style:family="paragraph" style:parent-style-name="Text_20_body">
      <style:paragraph-properties fo:margin-top="0.1181in" fo:margin-bottom="0in" style:contextual-spacing="false"/>
    </style:style>
    <style:style style:name="P68" style:family="paragraph" style:parent-style-name="Text_20_body">
      <style:paragraph-properties fo:margin-top="0.1181in" fo:margin-bottom="0in" style:contextual-spacing="false"/>
      <style:text-properties fo:font-style="italic" style:font-style-asian="italic" style:font-style-complex="italic"/>
    </style:style>
    <style:style style:name="P69" style:family="paragraph" style:parent-style-name="Standard">
      <style:paragraph-properties fo:break-before="page"/>
    </style:style>
    <style:style style:name="P70" style:family="paragraph" style:parent-style-name="Standard">
      <style:paragraph-properties fo:margin-top="0.1181in" fo:margin-bottom="0.1181in" style:contextual-spacing="false"/>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Contents_20_6">
      <style:paragraph-properties>
        <style:tab-stops>
          <style:tab-stop style:position="6.9252in" style:type="right" style:leader-style="dotted" style:leader-text="."/>
        </style:tab-stops>
      </style:paragraph-properties>
    </style:style>
    <style:style style:name="P76" style:family="paragraph" style:parent-style-name="Contents_20_5">
      <style:paragraph-properties>
        <style:tab-stops>
          <style:tab-stop style:position="6.9252in" style:type="right" style:leader-style="dotted" style:leader-text="."/>
        </style:tab-stops>
      </style:paragraph-properties>
    </style:style>
    <style:style style:name="P77" style:family="paragraph" style:parent-style-name="Heading_20_1" style:master-page-name="First_20_Page">
      <style:paragraph-properties style:page-number="auto"/>
    </style:style>
    <style:style style:name="P78" style:family="paragraph" style:parent-style-name="Heading_20_2">
      <style:text-properties fo:font-style="normal" style:font-style-asian="normal" style:font-style-complex="normal"/>
    </style:style>
    <style:style style:name="P79" style:family="paragraph" style:parent-style-name="Heading_20_3">
      <style:text-properties fo:font-style="normal" style:font-style-asian="normal" style:font-style-complex="normal"/>
    </style:style>
    <style:style style:name="P80" style:family="paragraph" style:parent-style-name="Heading_20_3">
      <style:text-properties style:font-name="Arial1"/>
    </style:style>
    <style:style style:name="P81" style:family="paragraph" style:parent-style-name="Heading_20_4">
      <style:text-properties fo:font-style="normal" style:font-style-asian="normal" style:font-style-complex="normal"/>
    </style:style>
    <style:style style:name="P82" style:family="paragraph" style:parent-style-name="Heading_20_4">
      <style:paragraph-properties fo:margin-top="0.1181in" fo:margin-bottom="0in" style:contextual-spacing="false"/>
      <style:text-properties fo:font-style="normal" style:font-style-asian="normal" style:font-style-complex="normal"/>
    </style:style>
    <style:style style:name="P83" style:family="paragraph" style:parent-style-name="Heading_20_5">
      <style:text-properties fo:font-style="italic" style:font-style-asian="italic" style:font-style-complex="italic"/>
    </style:style>
    <style:style style:name="P84" style:family="paragraph" style:parent-style-name="Heading_20_6">
      <style:text-properties fo:font-style="normal" style:font-style-asian="normal" style:font-style-complex="normal"/>
    </style:style>
    <style:style style:name="P8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6"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7"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88"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89"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1">
      <style:text-properties fo:font-style="normal" style:font-style-asian="normal" style:font-style-complex="normal"/>
    </style:style>
    <style:style style:name="P91"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6"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8"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9"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00" style:family="paragraph" style:parent-style-name="Standard">
      <style:text-properties fo:font-style="normal" style:font-style-asian="normal" style:font-style-complex="normal"/>
    </style:style>
    <style:style style:name="P101" style:family="paragraph" style:parent-style-name="Standard">
      <style:paragraph-properties fo:margin-top="0.1181in" fo:margin-bottom="0in" style:contextual-spacing="false"/>
      <style:text-properties fo:font-style="normal" style:font-style-asian="normal" style:font-style-complex="normal"/>
    </style:style>
    <style:style style:name="P102" style:family="paragraph" style:parent-style-name="Standard">
      <style:paragraph-properties fo:margin-left="0in" fo:margin-right="0in" fo:text-indent="0in" style:auto-text-indent="false"/>
      <style:text-properties fo:font-style="normal" style:font-style-asian="normal" style:font-style-complex="normal"/>
    </style:style>
    <style:style style:name="P103" style:family="paragraph" style:parent-style-name="Standard" style:list-style-name="L5">
      <style:paragraph-properties fo:margin-top="0in" fo:margin-bottom="0in" style:contextual-spacing="false"/>
    </style:style>
    <style:style style:name="P104" style:family="paragraph" style:parent-style-name="Standard" style:list-style-name="L7">
      <style:paragraph-properties fo:margin-top="0in" fo:margin-bottom="0in" style:contextual-spacing="false"/>
    </style:style>
    <style:style style:name="P105" style:family="paragraph" style:parent-style-name="Standard" style:list-style-name="L8">
      <style:paragraph-properties fo:margin-top="0in" fo:margin-bottom="0in" style:contextual-spacing="false"/>
      <style:text-properties fo:font-size="12pt" style:font-size-asian="12pt" style:font-size-complex="12pt"/>
    </style:style>
    <style:style style:name="P106" style:family="paragraph" style:parent-style-name="Standard">
      <style:text-properties style:font-name="Times New Roman" fo:font-style="normal" style:font-style-asian="normal" style:font-style-complex="normal"/>
    </style:style>
    <style:style style:name="P107" style:family="paragraph" style:parent-style-name="Standard">
      <style:text-properties officeooo:paragraph-rsid="0013382e"/>
    </style:style>
    <style:style style:name="P108" style:family="paragraph" style:parent-style-name="Table_20_Heading">
      <style:paragraph-properties fo:margin-top="0in" fo:margin-bottom="0in" style:contextual-spacing="false"/>
    </style:style>
    <style:style style:name="P109"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10" style:family="paragraph">
      <style:paragraph-properties style:writing-mode="lr-tb"/>
      <style:text-properties style:font-name="Times New Roman" fo:font-size="1pt"/>
    </style:style>
    <style:style style:name="P111"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officeooo:rsid="001439aa" style:font-size-asian="12pt" style:font-style-asian="normal" style:font-size-complex="12pt" style:font-style-complex="normal"/>
    </style:style>
    <style:style style:name="T3" style:family="text">
      <style:text-properties style:font-name="Times New Roman" fo:font-size="12pt" fo:font-style="normal" officeooo:rsid="001e0b68" style:font-size-asian="12pt" style:font-style-asian="normal" style:font-size-complex="12pt" style:font-style-complex="normal"/>
    </style:style>
    <style:style style:name="T4" style:family="text">
      <style:text-properties fo:font-size="8pt" fo:font-weight="normal" officeooo:rsid="0016888d" style:font-size-asian="8pt" style:font-weight-asian="normal" style:font-size-complex="8pt" style:font-weight-complex="normal"/>
    </style:style>
    <style:style style:name="T5" style:family="text">
      <style:text-properties fo:font-size="8pt" fo:font-weight="normal" officeooo:rsid="0010225d" style:font-size-asian="8pt" style:font-weight-asian="normal" style:font-size-complex="8pt" style:font-weight-complex="normal"/>
    </style:style>
    <style:style style:name="T6" style:family="text">
      <style:text-properties fo:font-size="8pt" style:font-size-asian="8pt" style:font-size-complex="8pt"/>
    </style:style>
    <style:style style:name="T7" style:family="text">
      <style:text-properties fo:font-size="8pt" officeooo:rsid="0016888d" style:font-size-asian="8pt" style:font-size-complex="8pt"/>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7"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9"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0"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1"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6"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4" style:family="text">
      <style:text-properties style:use-window-font-color="true" loext:opacity="0%" fo:language="en" fo:country="US" style:font-name-asian="Times New Roman" style:font-name-complex="Times New Roman" style:language-complex="ar" style:country-complex="SA"/>
    </style:style>
    <style:style style:name="T35" style:family="text">
      <style:text-properties style:use-window-font-color="true" loext:opacity="0%" fo:language="en" fo:country="US" style:font-name-asian="Helvetica" style:font-name-complex="Helvetica" style:language-complex="ar" style:country-complex="SA"/>
    </style:style>
    <style:style style:name="T36"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officeooo:rsid="0013382e"/>
    </style:style>
    <style:style style:name="T39" style:family="text">
      <style:text-properties officeooo:rsid="001439aa"/>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13382e" style:font-size-asian="12pt" style:font-style-asian="normal" style:font-size-complex="12pt" style:font-style-complex="normal"/>
    </style:style>
    <style:style style:name="T42" style:family="text">
      <style:text-properties fo:font-size="12pt" fo:font-style="normal" officeooo:rsid="001439aa" style:font-size-asian="12pt" style:font-style-asian="normal" style:font-size-complex="12pt" style:font-style-complex="normal"/>
    </style:style>
    <style:style style:name="T4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style:font-size-asian="12pt" style:font-size-complex="12pt"/>
    </style:style>
    <style:style style:name="T47" style:family="text">
      <style:text-properties fo:font-size="12pt" style:font-size-asian="10.5pt" style:font-size-complex="12pt"/>
    </style:style>
    <style:style style:name="T48" style:family="text">
      <style:text-properties fo:font-style="italic" style:font-style-asian="italic" style:font-style-complex="italic"/>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T70" style:family="text">
      <style:text-properties officeooo:rsid="00310e88"/>
    </style:style>
    <style:style style:name="T71" style:family="text">
      <style:text-properties officeooo:rsid="00320066"/>
    </style:style>
    <style:style style:name="T72" style:family="text">
      <style:text-properties officeooo:rsid="0034546b"/>
    </style:style>
    <style:style style:name="T73" style:family="text">
      <style:text-properties officeooo:rsid="003721d0"/>
    </style:style>
    <style:style style:name="T74" style:family="text">
      <style:text-properties officeooo:rsid="003a48cb"/>
    </style:style>
    <style:style style:name="T75" style:family="text">
      <style:text-properties officeooo:rsid="003b56d3"/>
    </style:style>
    <style:style style:name="T76"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0668752" text:id="ct105553130668752">
          <text:insertion>
            <office:change-info>
              <dc:creator>Bob Jacobsen</dc:creator>
              <dc:date>2023-11-16T10:06:53</dc:date>
            </office:change-info>
          </text:insertion>
        </text:changed-region>
        <text:changed-region xml:id="ct105553264680688" text:id="ct105553264680688">
          <text:deletion>
            <office:change-info>
              <dc:creator>Bob Jacobsen</dc:creator>
              <dc:date>2023-11-16T10:06:51</dc:date>
            </office:change-info>
            <text:p text:style-name="P32"><text:span text:style-name="T8">g <text:s/></text:span></text:p>
          </text:deletion>
        </text:changed-region>
        <text:changed-region xml:id="ct105553264680208" text:id="ct105553264680208">
          <text:insertion>
            <office:change-info>
              <dc:creator>Bob Jacobsen</dc:creator>
              <dc:date>2023-11-16T10:06:53</dc:date>
            </office:change-info>
          </text:insertion>
        </text:changed-region>
        <text:changed-region xml:id="ct105553197636400" text:id="ct105553197636400">
          <text:deletion>
            <office:change-info>
              <dc:creator>Bob Jacobsen</dc:creator>
              <dc:date>2023-03-30T16:11:35</dc:date>
            </office:change-info>
            <text:p text:style-name="P20">type</text:p>
          </text:deletion>
        </text:changed-region>
        <text:changed-region xml:id="ct105553197637120" text:id="ct105553197637120">
          <text:insertion>
            <office:change-info>
              <dc:creator>Bob Jacobsen</dc:creator>
              <dc:date>2023-03-30T16:11:35</dc:date>
            </office:change-info>
          </text:insertion>
        </text:changed-region>
        <text:changed-region xml:id="ct105553197634480" text:id="ct105553197634480">
          <text:deletion>
            <office:change-info>
              <dc:creator>Bob Jacobsen</dc:creator>
              <dc:date>2023-03-30T16:11:39</dc:date>
            </office:change-info>
            <text:p text:style-name="P18">type</text:p>
          </text:deletion>
        </text:changed-region>
        <text:changed-region xml:id="ct105553197637600" text:id="ct105553197637600">
          <text:insertion>
            <office:change-info>
              <dc:creator>Bob Jacobsen</dc:creator>
              <dc:date>2023-03-30T16:11:39</dc:date>
            </office:change-info>
          </text:insertion>
        </text:changed-region>
        <text:changed-region xml:id="ct105553197976384" text:id="ct105553197976384">
          <text:deletion>
            <office:change-info>
              <dc:creator>Bob Jacobsen</dc:creator>
              <dc:date>2023-11-16T10:21:02</dc:date>
            </office:change-info>
            <text:p text:style-name="P37">; </text:p>
          </text:deletion>
        </text:changed-region>
        <text:changed-region xml:id="ct105553130425632" text:id="ct105553130425632">
          <text:insertion>
            <office:change-info>
              <dc:creator>Bob Jacobsen</dc:creator>
              <dc:date>2023-11-16T10:21:03</dc:date>
            </office:change-info>
          </text:insertion>
        </text:changed-region>
        <text:changed-region xml:id="ct105553130668032" text:id="ct105553130668032">
          <text:insertion>
            <office:change-info>
              <dc:creator>Bob Jacobsen</dc:creator>
              <dc:date>2023-11-16T10:21:29</dc:date>
            </office:change-info>
          </text:insertion>
        </text:changed-region>
        <text:changed-region xml:id="ct105553130426592" text:id="ct105553130426592">
          <text:insertion>
            <office:change-info>
              <dc:creator>Bob Jacobsen</dc:creator>
              <dc:date>2023-11-16T10:10:21</dc:date>
            </office:change-info>
          </text:insertion>
        </text:changed-region>
        <text:changed-region xml:id="ct105553130668272" text:id="ct105553130668272">
          <text:deletion>
            <office:change-info>
              <dc:creator>Bob Jacobsen</dc:creator>
              <dc:date>2023-11-16T10:10:21</dc:date>
            </office:change-info>
            <text:p text:style-name="P2"><text:span text:style-name="T74">n</text:span></text:p>
          </text:deletion>
        </text:changed-region>
        <text:changed-region xml:id="ct105553197634720" text:id="ct105553197634720">
          <text:deletion>
            <office:change-info>
              <dc:creator>Bob Jacobsen</dc:creator>
              <dc:date>2023-11-12T15:54:21</dc:date>
            </office:change-info>
            <text:p text:style-name="P32">t</text:p>
          </text:deletion>
        </text:changed-region>
        <text:changed-region xml:id="ct105553130668992" text:id="ct105553130668992">
          <text:deletion>
            <office:change-info>
              <dc:creator>Bob Jacobsen</dc:creator>
              <dc:date>2023-11-16T10:12:31</dc:date>
            </office:change-info>
            <text:p text:style-name="P32"><text:s/></text:p>
          </text:deletion>
        </text:changed-region>
        <text:changed-region xml:id="ct105553130669232" text:id="ct105553130669232">
          <text:deletion>
            <office:change-info>
              <dc:creator>Bob Jacobsen</dc:creator>
              <dc:date>2023-11-16T10:12:43</dc:date>
            </office:change-info>
            <text:p text:style-name="P32"><text:s/></text:p>
          </text:deletion>
        </text:changed-region>
        <text:changed-region xml:id="ct105553197631600" text:id="ct105553197631600">
          <text:deletion>
            <office:change-info>
              <dc:creator>Bob Jacobsen</dc:creator>
              <dc:date>2023-03-30T16:12:30</dc:date>
            </office:change-info>
            <text:p text:style-name="P40">types of </text:p>
          </text:deletion>
        </text:changed-region>
        <text:changed-region xml:id="ct105553197643360" text:id="ct105553197643360">
          <text:deletion>
            <office:change-info>
              <dc:creator>Bob Jacobsen</dc:creator>
              <dc:date>2023-03-30T16:12:38</dc:date>
            </office:change-info>
            <text:p text:style-name="P40">Type</text:p>
          </text:deletion>
        </text:changed-region>
        <text:changed-region xml:id="ct105553197633280" text:id="ct105553197633280">
          <text:insertion>
            <office:change-info>
              <dc:creator>Bob Jacobsen</dc:creator>
              <dc:date>2023-03-30T16:12:38</dc:date>
            </office:change-info>
          </text:insertion>
        </text:changed-region>
        <text:changed-region xml:id="ct105553197639040" text:id="ct105553197639040">
          <text:deletion>
            <office:change-info>
              <dc:creator>Bob Jacobsen</dc:creator>
              <dc:date>2023-03-30T16:12:50</dc:date>
            </office:change-info>
            <text:p text:style-name="P40">Types</text:p>
          </text:deletion>
        </text:changed-region>
        <text:changed-region xml:id="ct105553197645040" text:id="ct105553197645040">
          <text:insertion>
            <office:change-info>
              <dc:creator>Bob Jacobsen</dc:creator>
              <dc:date>2023-03-30T16:12:50</dc:date>
            </office:change-info>
          </text:insertion>
        </text:changed-region>
        <text:changed-region xml:id="ct105553197635200" text:id="ct105553197635200">
          <text:deletion>
            <office:change-info>
              <dc:creator>Bob Jacobsen</dc:creator>
              <dc:date>2023-03-30T16:12:59</dc:date>
            </office:change-info>
            <text:p text:style-name="P62">type</text:p>
          </text:deletion>
        </text:changed-region>
        <text:changed-region xml:id="ct105553197641440" text:id="ct105553197641440">
          <text:insertion>
            <office:change-info>
              <dc:creator>Bob Jacobsen</dc:creator>
              <dc:date>2023-03-30T16:12:59</dc:date>
            </office:change-info>
          </text:insertion>
        </text:changed-region>
        <text:changed-region xml:id="ct105553197632320" text:id="ct105553197632320">
          <text:deletion>
            <office:change-info>
              <dc:creator>Bob Jacobsen</dc:creator>
              <dc:date>2023-03-30T16:13:06</dc:date>
            </office:change-info>
            <text:p text:style-name="Standard">type</text:p>
          </text:deletion>
        </text:changed-region>
        <text:changed-region xml:id="ct105553197643840" text:id="ct105553197643840">
          <text:insertion>
            <office:change-info>
              <dc:creator>Bob Jacobsen</dc:creator>
              <dc:date>2023-03-30T16:13:06</dc:date>
            </office:change-info>
          </text:insertion>
        </text:changed-region>
        <text:changed-region xml:id="ct105553197637360" text:id="ct105553197637360">
          <text:deletion>
            <office:change-info>
              <dc:creator>Bob Jacobsen</dc:creator>
              <dc:date>2023-03-30T16:13:11</dc:date>
            </office:change-info>
            <text:p text:style-name="Standard">type</text:p>
          </text:deletion>
        </text:changed-region>
        <text:changed-region xml:id="ct105553197643600" text:id="ct105553197643600">
          <text:insertion>
            <office:change-info>
              <dc:creator>Bob Jacobsen</dc:creator>
              <dc:date>2023-03-30T16:13:11</dc:date>
            </office:change-info>
          </text:insertion>
        </text:changed-region>
        <text:changed-region xml:id="ct105553197629680" text:id="ct105553197629680">
          <text:deletion>
            <office:change-info>
              <dc:creator>Bob Jacobsen</dc:creator>
              <dc:date>2023-03-30T16:13:15</dc:date>
            </office:change-info>
            <text:p text:style-name="P32">type</text:p>
          </text:deletion>
        </text:changed-region>
        <text:changed-region xml:id="ct105553197630640" text:id="ct105553197630640">
          <text:insertion>
            <office:change-info>
              <dc:creator>Bob Jacobsen</dc:creator>
              <dc:date>2023-03-30T16:13:15</dc:date>
            </office:change-info>
          </text:insertion>
        </text:changed-region>
        <text:changed-region xml:id="ct105553197651584" text:id="ct105553197651584">
          <text:deletion>
            <office:change-info>
              <dc:creator>Bob Jacobsen</dc:creator>
              <dc:date>2023-03-30T16:13:20</dc:date>
            </office:change-info>
            <text:p text:style-name="P32">type</text:p>
          </text:deletion>
        </text:changed-region>
        <text:changed-region xml:id="ct105553197651104" text:id="ct105553197651104">
          <text:insertion>
            <office:change-info>
              <dc:creator>Bob Jacobsen</dc:creator>
              <dc:date>2023-03-30T16:13:20</dc:date>
            </office:change-info>
          </text:insertion>
        </text:changed-region>
        <text:changed-region xml:id="ct105553197651344" text:id="ct105553197651344">
          <text:deletion>
            <office:change-info>
              <dc:creator>Bob Jacobsen</dc:creator>
              <dc:date>2023-03-30T16:13:22</dc:date>
            </office:change-info>
            <text:p text:style-name="P32">type</text:p>
          </text:deletion>
        </text:changed-region>
        <text:changed-region xml:id="ct105553197650624" text:id="ct105553197650624">
          <text:insertion>
            <office:change-info>
              <dc:creator>Bob Jacobsen</dc:creator>
              <dc:date>2023-03-30T16:13:22</dc:date>
            </office:change-info>
          </text:insertion>
        </text:changed-region>
        <text:changed-region xml:id="ct105553197661904" text:id="ct105553197661904">
          <text:deletion>
            <office:change-info>
              <dc:creator>Bob Jacobsen</dc:creator>
              <dc:date>2023-03-30T16:13:33</dc:date>
            </office:change-info>
            <text:h text:style-name="Heading_20_5" text:outline-level="5">Type</text:h>
          </text:deletion>
        </text:changed-region>
        <text:changed-region xml:id="ct105553197659744" text:id="ct105553197659744">
          <text:insertion>
            <office:change-info>
              <dc:creator>Bob Jacobsen</dc:creator>
              <dc:date>2023-03-30T16:13:33</dc:date>
            </office:change-info>
          </text:insertion>
        </text:changed-region>
        <text:changed-region xml:id="ct105553197650864" text:id="ct105553197650864">
          <text:deletion>
            <office:change-info>
              <dc:creator>Bob Jacobsen</dc:creator>
              <dc:date>2023-03-30T16:13:36</dc:date>
            </office:change-info>
            <text:h text:style-name="Heading_20_5" text:outline-level="5">Type</text:h>
          </text:deletion>
        </text:changed-region>
        <text:changed-region xml:id="ct105553197659984" text:id="ct105553197659984">
          <text:insertion>
            <office:change-info>
              <dc:creator>Bob Jacobsen</dc:creator>
              <dc:date>2023-03-30T16:13:36</dc:date>
            </office:change-info>
          </text:insertion>
        </text:changed-region>
        <text:changed-region xml:id="ct105553197658784" text:id="ct105553197658784">
          <text:deletion>
            <office:change-info>
              <dc:creator>Bob Jacobsen</dc:creator>
              <dc:date>2023-03-30T16:13:39</dc:date>
            </office:change-info>
            <text:p text:style-name="P29">Type</text:p>
          </text:deletion>
        </text:changed-region>
        <text:changed-region xml:id="ct105553197653264" text:id="ct105553197653264">
          <text:insertion>
            <office:change-info>
              <dc:creator>Bob Jacobsen</dc:creator>
              <dc:date>2023-03-30T16:13:39</dc:date>
            </office:change-info>
          </text:insertion>
        </text:changed-region>
        <text:changed-region xml:id="ct105553197655424" text:id="ct105553197655424">
          <text:insertion>
            <office:change-info>
              <dc:creator>Balazs Racz</dc:creator>
              <dc:date>2023-03-30T16:43:04</dc:date>
            </office:change-info>
          </text:insertion>
        </text:changed-region>
        <text:changed-region xml:id="ct105553197659504" text:id="ct105553197659504">
          <text:insertion>
            <office:change-info>
              <dc:creator>Balazs Racz</dc:creator>
              <dc:date>2023-03-30T16:45:54</dc:date>
            </office:change-info>
          </text:insertion>
        </text:changed-region>
        <text:changed-region xml:id="ct105553197655184" text:id="ct105553197655184">
          <text:deletion>
            <office:change-info>
              <dc:creator>Balazs Racz</dc:creator>
              <dc:date>2023-03-30T16:46:05</dc:date>
            </office:change-info>
            <text:p text:style-name="P22"><text:span text:style-name="T70">Although</text:span></text:p>
          </text:deletion>
        </text:changed-region>
        <text:changed-region xml:id="ct105553197661664" text:id="ct105553197661664">
          <text:insertion>
            <office:change-info>
              <dc:creator>Balazs Racz</dc:creator>
              <dc:date>2023-03-30T16:46:05</dc:date>
            </office:change-info>
          </text:insertion>
        </text:changed-region>
        <text:changed-region xml:id="ct105553197655904" text:id="ct105553197655904">
          <text:deletion>
            <office:change-info>
              <dc:creator>Balazs Racz</dc:creator>
              <dc:date>2023-03-30T16:46:16</dc:date>
            </office:change-info>
            <text:p text:style-name="P22">can be sent </text:p>
          </text:deletion>
        </text:changed-region>
        <text:changed-region xml:id="ct105553197660224" text:id="ct105553197660224">
          <text:insertion>
            <office:change-info>
              <dc:creator>Balazs Racz</dc:creator>
              <dc:date>2023-03-30T16:46:22</dc:date>
            </office:change-info>
          </text:insertion>
        </text:changed-region>
        <text:changed-region xml:id="ct105553197653984" text:id="ct105553197653984">
          <text:insertion>
            <office:change-info>
              <dc:creator>Balazs Racz</dc:creator>
              <dc:date>2023-03-30T20:24:48</dc:date>
            </office:change-info>
          </text:insertion>
        </text:changed-region>
        <text:changed-region xml:id="ct105553197658064" text:id="ct105553197658064">
          <text:insertion>
            <office:change-info>
              <dc:creator>Balazs Racz</dc:creator>
              <dc:date>2023-03-30T16:56:05</dc:date>
            </office:change-info>
          </text:insertion>
        </text:changed-region>
        <text:changed-region xml:id="ct105553197656144" text:id="ct105553197656144">
          <text:insertion>
            <office:change-info>
              <dc:creator>Balazs Racz</dc:creator>
              <dc:date>2023-03-30T20:31:00</dc:date>
            </office:change-info>
          </text:insertion>
        </text:changed-region>
        <text:changed-region xml:id="ct105553197657824" text:id="ct105553197657824">
          <text:deletion>
            <office:change-info>
              <dc:creator>Balazs Racz</dc:creator>
              <dc:date>2023-03-30T16:57:10</dc:date>
            </office:change-info>
            <text:p text:style-name="P22"><text:span text:style-name="T70">,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Introduction</text:h>
      <text:p text:style-name="P32">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2">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2">(Nothing to add to the standard)</text:p>
      <text:h text:style-name="Heading_20_2" text:outline-level="2">Intended Use</text:h>
      <text:p text:style-name="P32">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2"><text:span text:style-name="T8">There is nothin</text:span><text:change-start text:change-id="ct105553130668752"/><text:span text:style-name="T74">g</text:span><text:change-end text:change-id="ct105553130668752"/><text:change text:change-id="ct105553264680688"/><text:change-start text:change-id="ct105553264680208"/> <text:change-end text:change-id="ct105553264680208"/>to add to the Standard.</text:p>
      <text:h text:style-name="Heading_20_2" text:outline-level="2">Messages</text:h>
      <text:h text:style-name="Heading_20_3" text:outline-level="3">Message Format</text:h>
      <text:p text:style-name="P32">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5"/>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change text:change-id="ct105553197636400"/><text:change-start text:change-id="ct105553197637120"/><text:span text:style-name="T73">format</text:span><text:change-end text:change-id="ct105553197637120"/>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change text:change-id="ct105553197634480"/><text:change-start text:change-id="ct105553197637600"/><text:span text:style-name="T73">format</text:span><text:change-end text:change-id="ct105553197637600"/>.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2">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2">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2">There are two basic approaches to identify classes of message types, such as “addressed” vs “global” messages.</text:p>
      <text:list text:style-name="L1">
        <text:list-item>
          <text:p text:style-name="P89">Use a dedicated bit field to distinguish the types, e.g. 1 indicates addressed and 0 means global.</text:p>
        </text:list-item>
        <text:list-item>
          <text:p text:style-name="P90">Encode in the type number, e.g. “Type A (addressed) is 1”, “Type B (addressed) is 2”, “Type C (global) is 3”, “Type D (addressed) is 4”.</text:p>
        </text:list-item>
      </text:list>
      <text:p text:style-name="P32">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4">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5">Values 3-15 or the top 2 bits are not currently assigned and are available for the future.</text:span></text:p>
      <text:p text:style-name="P13"><text:span text:style-name="T17"><text:tab/></text:span><text:span text:style-name="T15">Bit </text:span>13 <text:s/>Special</text:p>
      <text:p text:style-name="P32">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7"><text:span text:style-name="T59"><text:tab/></text:span>Bit 12 <text:s/>Stream or Datagram</text:p>
      <text:p text:style-name="P32">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6">Middle Byte</text:p>
      <text:p text:style-name="P32">The next eight bits form a specific message type number. It has this substructure:</text:p>
      <text:p text:style-name="P34"><text:span text:style-name="T59"><text:tab/></text:span><text:span text:style-name="T50">Bits 10-11 Static priority groups</text:span> </text:p>
      <text:p text:style-name="P32">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7">The priority mechanism may or may not work outside the priority field<text:change text:change-id="ct105553197976384"/><text:change-start text:change-id="ct105553130425632"/>. <text:span text:style-name="T75">In some cases, such as CAN, the entire MTI field will enter into the priority calculation. </text:span><text:change-end text:change-id="ct105553130425632"/>MTIs should be chosen to work in either case.<text:change-start text:change-id="ct105553130668032"/> <text:span text:style-name="T75">For an example of this, see the Event Transfer Protocol Standard and Technical Note.</text:span><text:change-end text:change-id="ct105553130668032"/></text:p>
      <text:p text:style-name="P35"><text:tab/><text:span text:style-name="T50">Bits 5-9 Type within Priority</text:span></text:p>
      <text:p text:style-name="P32">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4"><text:span text:style-name="T59"><text:tab/></text:span><text:span text:style-name="T50">Bit 4 Simple Protocol</text:span></text:p>
      <text:p text:style-name="P34"><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6">Bottom Nibble</text:p>
      <text:p text:style-name="P32">The bottom nibble of <text:span text:style-name="T12">the</text:span> MTI is interpreted as flags that define the structure and format of the message type.</text:p>
      <text:p text:style-name="P34"><text:tab/><text:span text:style-name="T50">Bit 3 Address Present</text:span></text:p>
      <text:p text:style-name="P32">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5"><text:tab/><text:span text:style-name="T50">Bit 2 Event Present</text:span></text:p>
      <text:p text:style-name="P32">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4"><text:tab/>Bits 0-1 Modifier Bits</text:p>
      <text:p text:style-name="P32">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2">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States</text:h>
      <text:p text:style-name="P32">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2">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4">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2">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38"><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7"><text:s text:c="3"/>CAN: [CAN-MTI, srcAlias](length) dstAlias destinationID</text:p>
      <text:p text:style-name="P38"><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31">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1" text:outline-level="4">Optional Interaction Rejected</text:h>
      <text:p text:style-name="P32">(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2">(Nothing to add to the Standard)</text:p>
      <text:h text:style-name="Heading_20_4" text:outline-level="4"><text:bookmark text:name="psr"/>Protocol Support Reply</text:h>
      <text:p text:style-name="P39"/>
      <text:p text:style-name="P39">These will be extended as necessary as new protocols are added. <text:s/></text:p>
      <text:p text:style-name="P39"/>
      <text:p text:style-name="P39">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2">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9">Initialization Complete message, and n</text:span>o reply is possible. <text:s text:c="2"/></text:p>
      <text:p text:style-name="P28"/>
      <text:p text:style-name="P30">Nodes must not emit any other OpenLCB message before the “Initialization Complete” message.<text:span text:style-name="T48"> </text:span></text:p>
      <text:p text:style-name="P30"/>
      <text:p text:style-name="P30">The initialization complete message indicates that a node has just started to operate, but it can also <text:s/>mean that the node failed and restarted.</text:p>
      <text:h text:style-name="Heading_20_4" text:outline-level="4"><text:soft-page-break/>Node ID Detection</text:h>
      <text:p text:style-name="P32">This can be used as check that a specific node is still reachable. When wire protocols compress the originating and/or destination Node ID, this can be used to obtain the full Node ID. <text:s/></text:p>
      <text:p text:style-name="P32">The standard Verify Node ID Number interaction can be used to get the full 48-bit Node ID from a node for translation. At power up each node must obtain a<text:span text:style-name="T38">n</text:span> <text:span text:style-name="T38">A</text:span>lias that is locally unique. Gateways will also have to obtain unique <text:span text:style-name="T38">A</text:span>liases for remote nodes they are proxy-ing on to the segment. </text:p>
      <text:p text:style-name="P32">Note that nothing here says that the node can't send a Verified Node ID message at other times, e.g. as a heart-beat indicator.</text:p>
      <text:p text:style-name="P32">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2">To find all nodes, send the global form with no node ID – each node will send a Verified Node ID message. <text:s/></text:p>
      <text:p text:style-name="P53">Node 0x112233445566 sends: </text:p>
      <text:p text:style-name="P65"><text:span text:style-name="T46"><text:s text:c="4"/></text:span><text:span text:style-name="T55">(0x0490, 0x112233445566, 0)</text:span><text:span text:style-name="T46"> </text:span><text:span text:style-name="T13">–</text:span><text:span text:style-name="T46"> global without Node ID;<text:line-break/></text:span><text:span text:style-name="T40">and receives multiple responses; </text:span><text:span text:style-name="T46"><text:line-break/> <text:s text:c="3"/></text:span><text:span text:style-name="T26">(0x0170, 0x333344445555, 6, 0x333344445555)</text:span><text:span text:style-name="T46"> </text:span><text:span text:style-name="T13">–</text:span><text:span text:style-name="T46"> unaddressed Verified Node message from first Node;<text:line-break/> <text:s text:c="3"/></text:span><text:span text:style-name="T26">(0x0170, 0x817263544536, 6, 0x817263544536)</text:span><text:span text:style-name="T46"> </text:span><text:span text:style-name="T13">–</text:span><text:span text:style-name="T46"> unaddressed Verified Node message from second Node;<text:line-break/> <text:s text:c="3"/>...</text:span></text:p>
      <text:h text:style-name="Heading_20_5" text:outline-level="5">Example: Confirming that a specific node can still be reached</text:h>
      <text:p text:style-name="P32">If you have the necessary information (<text:span text:style-name="T14">i.e.</text:span><text:span text:style-name="T8">,</text:span> <text:span text:style-name="T8">the N</text:span>ode <text:span text:style-name="T38">A</text:span>lias) use the addressed form, as it's less load on the entire system. Otherwise use the global form with the Node ID in the data.</text:p>
      <text:p text:style-name="P53">Node 0x112233445566 sends: </text:p>
      <text:p text:style-name="P65"><text:span text:style-name="T45"><text:s text:c="4"/></text:span><text:span text:style-name="T26">(0x0490, 0x112233445566, 6, 0x0817263544536)</text:span><text:span text:style-name="T45"> </text:span><text:span text:style-name="T18">–</text:span><text:span text:style-name="T45"> global with Node ID;<text:line-break/></text:span><text:span text:style-name="T40">and receives:</text:span><text:span text:style-name="T45"> </text:span></text:p>
      <text:p text:style-name="P65"><text:span text:style-name="T45"><text:s text:c="4"/></text:span><text:span text:style-name="T26">(0x0170, 0x817263544536, 6, 0x817263544536)</text:span><text:span text:style-name="T45"> </text:span><text:span text:style-name="T18">–</text:span><text:span text:style-name="T45"> unaddressed Verified Node message;<text:line-break/></text:span><text:span text:style-name="T40">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0">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4">with a</text:span> set of references that we'll <text:span text:style-name="T34">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49">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1" text:outline-level="4">Reject Addressed Optional Interaction</text:h>
      <text:p text:style-name="P32">This is a response to a message directly addressed to this node, as such the originating node will be expecting some action, or a reply. <text:s/></text:p>
      <text:p text:style-name="P32"><text:soft-page-break/>Example: <text:s/>A node receives an addressed message with an unrecognized MTI: </text:p>
      <text:p text:style-name="P65"><text:s text:c="3"/><text:span text:style-name="T48"><text:s/></text:span><text:span text:style-name="T26">(0x04F9, 0xAAAAAAAAAAAA, 0x</text:span><text:span text:style-name="T27">0123456789AB, </text:span><text:span text:style-name="T28">0</text:span><text:span text:style-name="T27">)</text:span></text:p>
      <text:p text:style-name="P45">The receiving node replies with: </text:p>
      <text:p text:style-name="P65"><text:span text:style-name="T52"><text:s text:c="4"/></text:span><text:span text:style-name="T27">(0x0068, 0x0123456789AB, 0xAAAAAAAAAAAA, </text:span><text:span text:style-name="T28">4,</text:span><text:span text:style-name="T27"> 0x</text:span><text:span text:style-name="T29">10 00</text:span><text:span text:style-name="T27"> </text:span><text:span text:style-name="T30">04 F9</text:span><text:span text:style-name="T27">)</text:span></text:p>
      <text:p text:style-name="P30"><text:span text:style-name="T12">The 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24"> </text:span><text:span text:style-name="T12">is the error code, which in this case indicates this is a permanent error.</text:span></text:p>
      <text:h text:style-name="P81" text:outline-level="4">Reject Unaddressed Optional Interaction</text:h>
      <text:p text:style-name="P32">We do not want every node to be replying if it is not targeted (addressed), as this would result in a large amount of unnecessary traffic. </text:p>
      <text:h text:style-name="P81" text:outline-level="4">Reject Addressed Standard Interaction Due to Error</text:h>
      <text:p text:style-name="P32">Note that the Standard doesn't say whether the Node in consideration, or another Node, started the interaction, it could have been either. <text:s/></text:p>
      <text:p text:style-name="P32">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2">Nodes must handle messages of this type that arrive without MTIs and/or error code information.</text:p>
      <text:p text:style-name="P36">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61">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2">Yes, sending a PCER message is level jumping, but it's the best way to do it within the existing structure, since the vast majority of nodes implement the Event protocol. <text:s/>See the Event documents for more detail. <text:s/></text:p>
      <text:p text:style-name="P32"><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6">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text:change-start text:change-id="ct105553130426592"/><text:span text:style-name="T74">m</text:span><text:change-end text:change-id="ct105553130426592"/><text:change text:change-id="ct105553130668272"/>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text:style-name="L2">
        <text:list-item>
          <text:p text:style-name="P85">translation from one transport-type to another;</text:p>
        </text:list-item>
        <text:list-item>
          <text:p text:style-name="P85"><text:soft-page-break/>efficient buffering of messages, including multi-part messages from constrained transports, such as CAN;</text:p>
        </text:list-item>
        <text:list-item>
          <text:p text:style-name="P85">routing tables</text:p>
        </text:list-item>
        <text:list-item>
          <text:p text:style-name="P86">Alias caching, if necessary. <text:s/></text:p>
        </text:list-item>
      </text:list>
      <text:h text:style-name="Heading_20_3" text:outline-level="3">Delays and Timeouts</text:h>
      <text:p text:style-name="P32">The protocols are all designed to have error-responses (error reply to datagram <text:span text:style-name="T8">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2">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5">the</text:span><text:span text:style-name="T9"> message-specific parts of the Technical Notes for specific protocols.</text:span></text:p>
      <text:p text:style-name="P17"/>
      <text:h text:style-name="Heading_20_2" text:outline-level="2">Simple Node Protocol Subset</text:h>
      <text:p text:style-name="P32">This note describes the Simple Node Protocol. It is not normative on node implementors. <text:s/></text:p>
      <text:p text:style-name="P32">It is designed to reduce traffic on those segments that contain only self-declared Simple-nodes. <text:s/></text:p>
      <text:p text:style-name="P32">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91">Indicate their presence, by sending Initialization Complete Simple messages and Verified Node Simple messages; </text:p>
        </text:list-item>
        <text:list-item>
          <text:p text:style-name="P92">Send and receive event reports, via PCER messages and associated reports;</text:p>
        </text:list-item>
        <text:list-item>
          <text:p text:style-name="P92">Be configured, <text:s/>through related messages, datagrams, or streams; </text:p>
        </text:list-item>
        <text:list-item>
          <text:p text:style-name="P92">and perhaps other things in the future. </text:p>
        </text:list-item>
      </text:list>
      <text:p text:style-name="P4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2">On the other hand, gateways, configuration tools and other network-aware nodes such as sniffers and monitors are not simple nodes. These nodes need access to the full OpenLCB protocol so they can:</text:p>
      <text:list text:style-name="L4">
        <text:list-item>
          <text:p text:style-name="P93">Learn about the appearance of other nodes (by receiving Initialization Complete messages)</text:p>
        </text:list-item>
        <text:list-item>
          <text:p text:style-name="P94">Learn about other producers and consumers (by receiving status messages) </text:p>
        </text:list-item>
      </text:list>
      <text:p text:style-name="P32">and similar activities. To do this, they must be able to send and receive every type of message. <text:s/></text:p>
      <text:p text:style-name="P32"><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3">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0">Further to the Standard, Simple nodes need to receive each of these messages: </text:p>
      <text:list text:style-name="L5">
        <text:list-item>
          <text:p text:style-name="P103">Verify Node ID – because they need to reply to it; </text:p>
        </text:list-item>
        <text:list-item>
          <text:p text:style-name="P103">Verified Node ID – <text:s/>because it may be the reply to their own request, and it might be used to e.g. locate a node for delayed sending of status; </text:p>
        </text:list-item>
        <text:list-item>
          <text:p text:style-name="P103">Protocol Support Inquiry – because they need to reply to it; </text:p>
        </text:list-item>
        <text:list-item>
          <text:p text:style-name="P103">Identify Consumers, Identify Producers, Identify Events – <text:span text:style-name="T51">because</text:span> others will ask this of them, and they may need to reply; </text:p>
        </text:list-item>
        <text:list-item>
          <text:p text:style-name="P103">Learn Event – so they can be programmed; </text:p>
        </text:list-item>
        <text:list-item>
          <text:p text:style-name="P103">P/C Event Report – so they can take actions. <text:s/></text:p>
        </text:list-item>
      </text:list>
      <text:h text:style-name="Heading_20_4" text:outline-level="4">Messages Not Received</text:h>
      <text:p text:style-name="P32">Further to <text:span text:style-name="T12">the</text:span> Standard, these are brief descriptions of why the following message types are not necessary for simple nodes:</text:p>
      <text:list text:style-name="L6">
        <text:list-item>
          <text:p text:style-name="P95">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6">Consumer Identified, Consumer Identify Range: These are of interest to gateways and configuration tools, but an individual producer does not need to know which (if any) nodes are consuming its produced events.</text:p>
        </text:list-item>
        <text:list-item>
          <text:p text:style-name="P96">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78" text:outline-level="2">Gateway Processing</text:h>
      <text:p text:style-name="Standard">Gateways are responsible for: </text:p>
      <text:list text:style-name="L7">
        <text:list-item>
          <text:p text:style-name="P104">Routing messages from a source segment to one or more destination segments;</text:p>
        </text:list-item>
        <text:list-item>
          <text:p text:style-name="P104">Translating protocols from one transport to another;</text:p>
        </text:list-item>
        <text:list-item>
          <text:p text:style-name="P104">Optionally perform<text:span text:style-name="T8">ing</text:span> interest-based filtering of traffic. <text:s/></text:p>
        </text:list-item>
        <text:list-item>
          <text:p text:style-name="P97">Adequate buffering to ensure sufficient bandwidth. <text:s/></text:p>
        </text:list-item>
      </text:list>
      <text:p text:style-name="P32">Gateways are responsible for <text:change text:change-id="ct105553197634720"/><text:span text:style-name="T38">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8">A</text:span>liases. <text:s/></text:p>
      <text:p text:style-name="P32">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2">In addition, some messages are specific to a segment and are never routed, but are confined to that segment of <text:span text:style-name="T12">the</text:span> network. <text:s/>Examples of these are the CAN specific messages to obtain unique node <text:span text:style-name="T38">A</text:span>liases. <text:s/></text:p>
      <text:p text:style-name="P32">It will be useful to optionally route addressed messages to specific or all segments for snooper/monitoring support. <text:s/>This will necessitate messages directed to the Gateways themselves. <text:s/></text:p>
      <text:h text:style-name="P78" text:outline-level="2">Expansion</text:h>
      <text:p text:style-name="P32"><text:span text:style-name="T46">OpenLCB is designed to allow expansion. <text:s/>This includes addition of new messages and new protocols, but also includes </text:span><text:span text:style-name="T13">the</text:span><text:span text:style-name="T46">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8">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2">just</text:span> ignore them. <text:s/></text:p>
      <text:h text:style-name="P78" text:outline-level="2"><text:soft-page-break/>CAN Adaptations</text:h>
      <text:h text:style-name="P79" text:outline-level="3">Introduction</text:h>
      <text:p text:style-name="P32">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text:change text:change-id="ct105553130668992"/>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8">N</text:span>ode's <text:span text:style-name="T38">A</text:span>lias in every header. </text:p>
      <text:p text:style-name="P32">The following table shows the <text:change text:change-id="ct105553130669232"/>general scheme used for the CAN mapping:</text:p>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48">Message Typ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3">Most messages</text:p>
          </table:table-cell>
          <table:table-cell table:style-name="Table8.A2" office:value-type="string">
            <text:p text:style-name="P43">Single frame</text:p>
          </table:table-cell>
          <table:table-cell table:style-name="Table8.C2" office:value-type="string">
            <text:p text:style-name="P4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3">Datagram</text:p>
          </table:table-cell>
          <table:table-cell table:style-name="Table8.A2" office:value-type="string">
            <text:p text:style-name="P43">First-, Middle-,<text:span text:style-name="T12">…</text:span>, Last-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P32">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9" text:outline-level="3">Intended Use</text:h>
      <text:p text:style-name="P32">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82" text:outline-level="4">References and Context</text:h>
      <text:p text:style-name="P32">(Nothing to add to the standard) </text:p>
      <text:h text:style-name="P79" text:outline-level="3"><text:soft-page-break/>Messages</text:h>
      <text:h text:style-name="P81" text:outline-level="4">Message Format</text:h>
      <text:h text:style-name="Heading_20_5" text:outline-level="5">CAN Prefix Field </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CAN MTI Mapping</text:h>
      <text:p text:style-name="P40">Having different <text:change text:change-id="ct105553197631600"/>frame formats allowed the formats to be tailored to their purpose, and increase message density and efficiency. <text:s/><text:change text:change-id="ct105553197643360"/><text:change-start text:change-id="ct105553197633280"/><text:span text:style-name="T73">Format</text:span><text:change-end text:change-id="ct105553197633280"/> 1 maintains the CAN MTI in the header to allow the possibility of hardware filtering on it, and includ<text:span text:style-name="T38">es</text:span> the destination Alias in the data part, only if it is necessary. <text:s/><text:change text:change-id="ct105553197639040"/><text:change-start text:change-id="ct105553197645040"/><text:span text:style-name="T73">Formats</text:span><text:change-end text:change-id="ct105553197645040"/> 2-5 and 7 place the destination Alias into <text:span text:style-name="T12">the</text:span> header, preserving more room in <text:span text:style-name="T12">the</text:span> data part for actual data transport. </text:p>
      <text:p text:style-name="P62">Most MTIs will map to frame <text:change text:change-id="ct105553197635200"/><text:change-start text:change-id="ct105553197641440"/><text:span text:style-name="T73">format</text:span><text:change-end text:change-id="ct105553197641440"/>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8">A</text:span>lias, see 8.3.1.2. <text:s text:c="3"/></text:p>
      <text:p text:style-name="Standard">Frame <text:change text:change-id="ct105553197632320"/><text:change-start text:change-id="ct105553197643840"/><text:span text:style-name="T73">format</text:span><text:change-end text:change-id="ct105553197643840"/>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change text:change-id="ct105553197637360"/><text:change-start text:change-id="ct105553197643600"/><text:span text:style-name="T73">format</text:span><text:change-end text:change-id="ct105553197643600"/> (ie 0x1A, 0x1B, 0x1C, 0x1D and 0x1F, respectively). <text:s text:c="2"/>These forms allow the source and destination <text:span text:style-name="T38">A</text:span>liases to be located in <text:span text:style-name="T12">the</text:span> header, leaving the entire data-segment for other data transfer. <text:s/>See Datagram Transport and Stream Transport documents. <text:s text:c="2"/></text:p>
      <text:p text:style-name="P40">A 12 bit CAN-MTI short form is used until future expansion makes more necessary. The possibility of longer CAN-MTI values has been reserved, see below. </text:p>
      <text:h text:style-name="P84" text:outline-level="6">Future Expansion of CAN MTI</text:h>
      <text:p text:style-name="P32">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change text:change-id="ct105553197629680"/><text:change-start text:change-id="ct105553197630640"/><text:span text:style-name="T73">format</text:span><text:change-end text:change-id="ct105553197630640"/>s have been reserved for possible future expansion. Specifically, <text:change text:change-id="ct105553197651584"/><text:change-start text:change-id="ct105553197651104"/><text:span text:style-name="T73">format</text:span><text:change-end text:change-id="ct105553197651104"/>-0 has the highest priority which may be useful in <text:span text:style-name="T12">the</text:span> future, say for a null- or pause-message to slow the segment down. <text:s/>Similarly, <text:change text:change-id="ct105553197651344"/><text:change-start text:change-id="ct105553197650624"/><text:span text:style-name="T73">format</text:span><text:change-end text:change-id="ct105553197650624"/>-6 is reserved and has a lower priority. <text:s/></text:p>
      <text:h text:style-name="Heading_20_5" text:outline-level="5"><text:soft-page-break/>Global and Addressed Messages, CAN Frame <text:change text:change-id="ct105553197661904"/><text:change-start text:change-id="ct105553197659744"/><text:span text:style-name="T73">Format</text:span><text:change-end text:change-id="ct105553197659744"/> 1 </text:h>
      <text:p text:style-name="P32">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7">Messages</text:span> / Fragmentation</text:h>
      <text:p text:style-name="P32">If the implementers want to send longer messages, for example a OpenLCB Simple Node Info Protocol (SNIP) reply, then they have several choices: </text:p>
      <text:list text:style-name="L8">
        <text:list-item>
          <text:p text:style-name="P98">Send separately as multiple messages, in some agreed way; </text:p>
        </text:list-item>
        <text:list-item>
          <text:p text:style-name="P98">Send as a Datagram;</text:p>
        </text:list-item>
        <text:list-item>
          <text:p text:style-name="P98">Send as a Stream; or</text:p>
        </text:list-item>
        <text:list-item>
          <text:p text:style-name="P105"><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0">know</text:span><text:span text:style-name="T9"> the protocol, and will have means to receive the message fragments. </text:span></text:p>
        </text:list-item>
      </text:list>
      <text:p text:style-name="P51">For example, the Protocol Support Reply message uses fragmentation bits to break the message into a number of frames, if required, as illustrated below. <text:s/></text:p>
      <text:h text:style-name="P84" text:outline-level="6">Multi-frame Messages</text:h>
      <text:p text:style-name="P49">Note that this encoding results in messages with less than 9 bytes of data can use the Only form, and therefore the initial nibble is 0. <text:s text:c="2"/>This applies to the large majority of general messages. <text:s/></text:p>
      <text:p text:style-name="P49"/>
      <text:p text:style-name="P49">Example of Multi-frame message: </text:p>
      <text:p text:style-name="P49"><text:s text:c="2"/>The general Protocol Support Reply message<text:span text:style-name="T64">: </text:span><text:s/><text:span text:style-name="T63"><text:s/></text:span></text:p>
      <text:p text:style-name="P65"><text:span text:style-name="T40"><text:s text:c="6"/></text:span><text:span text:style-name="T26">(0x0668, 0x456456789789, 0x123456123456, 0x19, 0x11223344556677889900112233445566778899)</text:span></text:p>
      <text:p text:style-name="P49"><text:s text:c="2"/>becomes: </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
      <text:p text:style-name="P49">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12">Because</text:span><text:span text:style-name="T46"> most frames are “only”, and to simplify reading the MTI bytes in these cases, the first and last bits are defined as active-0. <text:s/></text:span></text:p>
      <text:p text:style-name="P49"/>
      <text:h text:style-name="Heading_20_5" text:outline-level="5">Datagram and Stream Messages, CAN Frame <text:change text:change-id="ct105553197650864"/><text:change-start text:change-id="ct105553197659984"/><text:span text:style-name="T73">Format</text:span><text:change-end text:change-id="ct105553197659984"/>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9">Field</text:p>
          </table:table-cell>
          <table:covered-table-cell/>
          <table:table-cell table:style-name="Table23.C2" table:number-columns-spanned="2" office:value-type="string">
            <text:p text:style-name="P29">CAN prefix</text:p>
          </table:table-cell>
          <table:covered-table-cell/>
          <table:table-cell table:style-name="Table23.C2" table:number-columns-spanned="2" office:value-type="string">
            <text:p text:style-name="P29">Frame <text:change text:change-id="ct105553197658784"/><text:change-start text:change-id="ct105553197653264"/><text:span text:style-name="T73">Format</text:span><text:change-end text:change-id="ct105553197653264"/></text:p>
          </table:table-cell>
          <table:covered-table-cell/>
          <table:table-cell table:style-name="Table23.C2" table:number-columns-spanned="4" office:value-type="string">
            <text:p text:style-name="P2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9">Source ID/sss</text:p>
          </table:table-cell>
          <table:covered-table-cell/>
        </table:table-row>
        <table:table-row>
          <table:table-cell table:style-name="Table23.A3" table:number-columns-spanned="2" office:value-type="string">
            <text:p text:style-name="P29">Size &amp; location </text:p>
          </table:table-cell>
          <table:covered-table-cell/>
          <table:table-cell table:style-name="Table23.C3" table:number-columns-spanned="2" office:value-type="string">
            <text:p text:style-name="P59">2 bits</text:p>
            <text:p text:style-name="P59">0x1800,0000</text:p>
          </table:table-cell>
          <table:covered-table-cell/>
          <table:table-cell table:style-name="Table23.C3" table:number-columns-spanned="2" office:value-type="string">
            <text:p text:style-name="P59">3 bits</text:p>
            <text:p text:style-name="P59">0x0700,0000</text:p>
          </table:table-cell>
          <table:covered-table-cell/>
          <table:table-cell table:style-name="Table23.C3" table:number-columns-spanned="4" office:value-type="string">
            <text:p text:style-name="P59">12 bits</text:p>
            <text:p text:style-name="P59">0x00FF,F000</text:p>
          </table:table-cell>
          <table:covered-table-cell/>
          <table:covered-table-cell/>
          <table:covered-table-cell/>
          <table:table-cell table:style-name="Table23.K3" table:number-columns-spanned="2" office:value-type="string">
            <text:p text:style-name="P59">12 bits</text:p>
            <text:p text:style-name="P59">0x0000,0FFF</text:p>
          </table:table-cell>
          <table:covered-table-cell/>
        </table:table-row>
        <table:table-row>
          <table:table-cell table:style-name="Table23.A4" table:number-columns-spanned="2" office:value-type="string">
            <text:p text:style-name="P29">Value(s)</text:p>
          </table:table-cell>
          <table:covered-table-cell/>
          <table:table-cell table:style-name="Table23.C4" table:number-columns-spanned="2" office:value-type="float" office:value="3">
            <text:p text:style-name="P54">3</text:p>
          </table:table-cell>
          <table:covered-table-cell/>
          <table:table-cell table:style-name="Table23.E4" table:number-columns-spanned="2" office:value-type="string">
            <text:p text:style-name="P57">2,3,4,5,or 7</text:p>
          </table:table-cell>
          <table:covered-table-cell/>
          <table:table-cell table:style-name="Table23.G4" table:number-columns-spanned="4" office:value-type="string">
            <text:p text:style-name="P57">Destination Node Alias</text:p>
          </table:table-cell>
          <table:covered-table-cell/>
          <table:covered-table-cell/>
          <table:covered-table-cell/>
          <table:table-cell table:style-name="Table23.K4" table:number-columns-spanned="2" office:value-type="string">
            <text:p text:style-name="P56">Source Node Alias</text:p>
          </table:table-cell>
          <table:covered-table-cell/>
        </table:table-row>
        <table:table-row>
          <table:table-cell table:style-name="Table23.A5" table:number-columns-spanned="12" office:value-type="string">
            <text:p text:style-name="P2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9">Byte#</text:p>
          </table:table-cell>
          <table:table-cell table:style-name="Table23.C3" table:number-columns-spanned="2" office:value-type="string">
            <text:p text:style-name="P29">0</text:p>
          </table:table-cell>
          <table:covered-table-cell/>
          <table:table-cell table:style-name="Table23.C3" office:value-type="string">
            <text:p text:style-name="P29">1</text:p>
          </table:table-cell>
          <table:table-cell table:style-name="Table23.C3" office:value-type="string">
            <text:p text:style-name="P29">2</text:p>
          </table:table-cell>
          <table:table-cell table:style-name="Table23.C3" table:number-columns-spanned="2" office:value-type="string">
            <text:p text:style-name="P29">3</text:p>
          </table:table-cell>
          <table:covered-table-cell/>
          <table:table-cell table:style-name="Table23.C3" office:value-type="string">
            <text:p text:style-name="P29">4</text:p>
          </table:table-cell>
          <table:table-cell table:style-name="Table23.C3" office:value-type="string">
            <text:p text:style-name="P29">5</text:p>
          </table:table-cell>
          <table:table-cell table:style-name="Table23.C3" table:number-columns-spanned="2" office:value-type="string">
            <text:p text:style-name="P29">6</text:p>
          </table:table-cell>
          <table:covered-table-cell/>
          <table:table-cell table:style-name="Table23.K3" office:value-type="string">
            <text:p text:style-name="P29">7</text:p>
          </table:table-cell>
        </table:table-row>
        <table:table-row>
          <table:table-cell table:style-name="Table23.A4" office:value-type="string">
            <text:p text:style-name="P29">Value</text:p>
          </table:table-cell>
          <table:table-cell table:style-name="Table23.B7" table:number-columns-spanned="2" office:value-type="string">
            <text:p text:style-name="P60">(data)</text:p>
          </table:table-cell>
          <table:covered-table-cell/>
          <table:table-cell table:style-name="Table23.D7" office:value-type="string">
            <text:p text:style-name="P60">(data)</text:p>
          </table:table-cell>
          <table:table-cell table:style-name="Table23.E7" office:value-type="string">
            <text:p text:style-name="P60">(data)</text:p>
          </table:table-cell>
          <table:table-cell table:style-name="Table23.F7" table:number-columns-spanned="2" office:value-type="string">
            <text:p text:style-name="P60">(data)</text:p>
          </table:table-cell>
          <table:covered-table-cell/>
          <table:table-cell table:style-name="Table23.H7" office:value-type="string">
            <text:p text:style-name="P60">(data)</text:p>
          </table:table-cell>
          <table:table-cell table:style-name="Table23.I7" office:value-type="string">
            <text:p text:style-name="P60">(data)</text:p>
          </table:table-cell>
          <table:table-cell table:style-name="Table23.J7" table:number-columns-spanned="2" office:value-type="string">
            <text:p text:style-name="P60">(data)</text:p>
          </table:table-cell>
          <table:covered-table-cell/>
          <table:table-cell table:style-name="Table23.L7" office:value-type="string">
            <text:p text:style-name="P60">(data)</text:p>
          </table:table-cell>
        </table:table-row>
      </table:table>
      <text:p text:style-name="P44"><text:span text:style-name="T12">Table </text:span><text:span text:style-name="T12"><text:sequence text:ref-name="refTable0" text:name="Table" text:formula="ooow:Table+1" style:num-format="1">1</text:sequence></text:span><text:span text:style-name="T12">: CAN Datagram and Stream Format</text:span></text:p>
      <text:h text:style-name="P81" text:outline-level="4">States</text:h>
      <text:p text:style-name="P32">(Nothing to add to the standard) </text:p>
      <text:h text:style-name="P81" text:outline-level="4">Definition of Specific Messages</text:h>
      <text:p text:style-name="P32">(Nothing to add to the standard) </text:p>
      <text:h text:style-name="Heading_20_5" text:outline-level="5">Initialization Complete</text:h>
      <text:p text:style-name="P32">(Nothing to add to the standard) <text:s/></text:p>
      <text:h text:style-name="Heading_20_5" text:outline-level="5">Verify Node ID</text:h>
      <text:p text:style-name="P32">The optional <text:span text:style-name="T12">Node ID</text:span> idea just serves as documentation of the intent of the request. <text:s/>This makes sense on CAN, as it allows other nodes to determine the mapping between Node ID and it Alias. <text:s/></text:p>
      <text:p text:style-name="P65"><text:span text:style-name="T15">For example of <text:s/>node verification:<text:line-break/> <text:s text:c="4"/>CAN: [CAN-MTI, srcAlias](length) dstAlias destinationID </text:span><text:span text:style-name="T53"><text:line-break/> <text:s text:c="7"/></text:span><text:span text:style-name="T16">Eg:</text:span><text:span text:style-name="T37"> </text:span><text:span text:style-name="T26">[0xXX, 0x123](8) 0x0FED, 0xFEDCBA987654 </text:span><text:span text:style-name="T54"><text:line-break/></text:span><text:span text:style-name="T16">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2">(Nothing to add to the standard) <text:s/></text:p>
      <text:h text:style-name="Heading_20_5" text:outline-level="5">Terminate Due to Error</text:h>
      <text:p text:style-name="P32">Example: <text:s/>A <text:s/>node receives an addressed message with an unrecognized MTI, and it sends:</text:p>
      <text:p text:style-name="P65"><text:s text:c="4"/><text:span text:style-name="T26">[0x04F9, 0xABC](2) 0x0123</text:span></text:p>
      <text:p text:style-name="P6"><text:span text:style-name="T34">The receiving node repl</text:span>ies with: </text:p>
      <text:p text:style-name="P65"><text:span text:style-name="T52"><text:s text:c="4"/></text:span><text:span text:style-name="T27">[0x0068, 0x123](6) 0x0ABC <text:s/>0x</text:span><text:span text:style-name="T29">10 00</text:span><text:span text:style-name="T27"> </text:span><text:span text:style-name="T30">04 F9</text:span></text:p>
      <text:p text:style-name="P15"/>
      <text:p text:style-name="P28"><text:span text:style-name="T12">The 0x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12"> is the error code, which in this case indicates this is a permanent error.</text:span></text:p>
      <text:h text:style-name="Heading_20_5" text:outline-level="5">Protocol Support Inquiry</text:h>
      <text:p text:style-name="P32">(Nothing to add to the standard) </text:p>
      <text:h text:style-name="Heading_20_5" text:outline-level="5"><text:bookmark text:name="psr1"/>Protocol Support Reply</text:h>
      <text:p text:style-name="P23">On CAN, the data-parts of the reply frames are fixed except for destination <text:span text:style-name="T38">A</text:span>lias, and that can be taken directly from the request frame. <text:s/>It is likely that the number of protocols will eventually exceed 48, and when that happens this reply will have to be a multipart message. <text:s/>For a discussion, see below. <text:s/></text:p>
      <text:p text:style-name="P24">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7"><text:span text:style-name="T40">Note that the system is designed so that additional functionality can be added by extending the data carried in a message. <text:s/>On CAN this may result in </text:span><text:span text:style-name="T16">the</text:span><text:span text:style-name="T40"> fragmentation of a single Common Message into multiple frames. <text:s/>Since simpler, or earlier nodes designed before the extension, may not need not process the entire data included in </text:span><text:span text:style-name="T16">the</text:span><text:span text:style-name="T40">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9"/>
      <text:p text:style-name="P49">To handle extensions, a node should on receipt of: </text:p>
      <text:list text:style-name="L9">
        <text:list-item>
          <text:p text:style-name="P99">a first or last frame with expected content – handle as expected;</text:p>
        </text:list-item>
        <text:list-item>
          <text:p text:style-name="P99">a first or last frame with additional content – handle original content as expected;</text:p>
        </text:list-item>
        <text:list-item>
          <text:p text:style-name="P99">a first or middle frame with additional content – handle content;</text:p>
        </text:list-item>
        <text:list-item>
          <text:p text:style-name="P99">a middle frame with only additional content, and you've already replied <text:span text:style-name="T12">–</text:span> ignore;</text:p>
        </text:list-item>
        <text:list-item>
          <text:p text:style-name="P99"><text:soft-page-break/>a middle or last frame with only additional content, and you've already replied <text:span text:style-name="T12">–</text:span> ignore.</text:p>
        </text:list-item>
      </text:list>
      <text:p text:style-name="P52">Nodes must be able to handle the early receipt of a complete or error message. </text:p>
      <text:p text:style-name="P52">For example, consider the following Protocol Support Reply message:</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Older nodes may only need to process the first-frame, which would include most of the common protocols. <text:s/>The remainder of the frames would be ignored. <text:s/></text:p>
      <text:p text:style-name="P15"/>
      <text:h text:style-name="Heading_20_4" text:outline-level="4">Interactions</text:h>
      <text:p text:style-name="P32">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3">To find all nodes, send the global form with no node ID – each node will send a Verified Node ID message. <text:s/></text:p>
      <text:p text:style-name="P53">Example: Node 0x112233445566, <text:span text:style-name="T38">A</text:span>lias 0x123 sends: </text:p>
      <text:p text:style-name="P65"><text:span text:style-name="T25"><text:s text:c="4"/></text:span><text:span text:style-name="T26">[0x19490, 0x123](0)</text:span><text:span text:style-name="T45"> </text:span><text:span text:style-name="T16">–</text:span><text:span text:style-name="T40"> global without Node ID;<text:line-break/>and receives: </text:span><text:span text:style-name="T45"><text:line-break/></text:span><text:span text:style-name="T25"> <text:s text:c="3"/></text:span><text:span text:style-name="T26">[0x19170, 0x345](6) 0x333344445555</text:span><text:span text:style-name="T45"> </text:span><text:span text:style-name="T16">–</text:span><text:span text:style-name="T40"> unaddressed Verified Node message from first Node;</text:span><text:span text:style-name="T45"><text:line-break/></text:span><text:span text:style-name="T25"> <text:s text:c="3"/></text:span><text:span text:style-name="T26">[0x19170, 0x876](6) 0x817263544536</text:span><text:span text:style-name="T45"> </text:span><text:span text:style-name="T16">–</text:span><text:span text:style-name="T40"> unaddressed Verified Node message from second Node;</text:span><text:span text:style-name="T45"><text:line-break/> <text:s text:c="3"/>...</text:span></text:p>
      <text:h text:style-name="P83" text:outline-level="5">Example: Confirming that a specific node can still be reached</text:h>
      <text:p text:style-name="P53">If you have the necessary information (<text:span text:style-name="T19">I</text:span><text:span text:style-name="T39">.e.N</text:span>ode <text:span text:style-name="T38">A</text:span>lias) use the addressed form, as it's less load on the entire system. Otherwise use the global form with the Node ID in the data.</text:p>
      <text:p text:style-name="P53">Example: Node 0x112233445566, <text:span text:style-name="T38">A</text:span>lias 0x123 sends: </text:p>
      <text:p text:style-name="P65"><text:span text:style-name="T25"><text:s text:c="4"/></text:span><text:span text:style-name="T26">[0x19498, 0x123](8) 0x06E6, 0x999988887777</text:span><text:span text:style-name="T45"> </text:span><text:span text:style-name="T16">–</text:span><text:span text:style-name="T40"> addressed </text:span><text:span text:style-name="T43">with</text:span><text:span text:style-name="T40"> Node ID;</text:span><text:span text:style-name="T45"><text:line-break/></text:span><text:span text:style-name="T40">and receives</text:span><text:span text:style-name="T45">: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0x6E6</text:span><text:span text:style-name="T40">. </text:span></text:p>
      <text:p text:style-name="P53">Example: Node 0x112233445566, <text:span text:style-name="T38">A</text:span>lias 0x123 sends: </text:p>
      <text:p text:style-name="P65"><text:span text:style-name="T25"><text:s text:c="4"/></text:span><text:span text:style-name="T26">[0x19498, 0x123](2) 0x6E6</text:span><text:span text:style-name="T45"> </text:span><text:span text:style-name="T16">–</text:span><text:span text:style-name="T40"> addressed </text:span><text:span text:style-name="T43">without</text:span><text:span text:style-name="T40"> Node ID;</text:span><text:span text:style-name="T45"><text:line-break/></text:span><text:span text:style-name="T40">and receives: </text:span></text:p>
      <text:p text:style-name="P65"><text:span text:style-name="T25"><text:s text:c="4"/></text:span><text:span text:style-name="T26">[0x19170, </text:span><text:span text:style-name="T32">0x</text:span><text:span text:style-name="T31">6E6</text:span><text:span text:style-name="T26">](6) </text:span><text:span text:style-name="T32">0x</text:span><text:span text:style-name="T31">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6E6</text:span><text:span text:style-name="T40">. </text:span></text:p>
      <text:p text:style-name="P53">Example: Node 112233445566, <text:span text:style-name="T38">A</text:span>lias 123 sends: </text:p>
      <text:p text:style-name="P65"><text:soft-page-break/><text:span text:style-name="T25"><text:s text:c="4"/></text:span><text:span text:style-name="T26">[0x19490, 0x123](6) 0x999988887777</text:span><text:span text:style-name="T45"> </text:span><text:span text:style-name="T16">–</text:span><text:span text:style-name="T40"> global </text:span><text:span text:style-name="T43">with</text:span><text:span text:style-name="T40"> Node ID;<text:line-break/>and receives: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line-break/>The originating node confirms Node </text:span><text:span text:style-name="T43">0x</text:span><text:span text:style-name="T44">999988887777</text:span><text:span text:style-name="T40"> is reachable, and has </text:span><text:span text:style-name="T41">A</text:span><text:span text:style-name="T40">lias </text:span><text:span text:style-name="T43">0x</text:span><text:span text:style-name="T44">6E6</text:span><text:span text:style-name="T40">. </text:span></text:p>
      <text:p text:style-name="P50"/>
      <text:h text:style-name="P83" text:outline-level="5">Example: Finding a full node ID <text:span text:style-name="T33">from</text:span> a local alias</text:h>
      <text:p text:style-name="P55"><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0">the</text:span><text:span text:style-name="T9"> known alias in the source ID part of the message, and the full node ID will be </text:span><text:span text:style-name="T20">in the</text:span><text:span text:style-name="T9"> data part of the message.</text:span></text:p>
      <text:p text:style-name="P53">Example: Node 0x112233445566, <text:span text:style-name="T38">A</text:span>lias 0x123 sends: </text:p>
      <text:p text:style-name="P65"><text:span text:style-name="T25"><text:s text:c="4"/></text:span><text:span text:style-name="T26">[0x19498, 0x123](2) </text:span><text:span text:style-name="T31">0x0876</text:span><text:span text:style-name="T46"> </text:span><text:span text:style-name="T16">–</text:span><text:span text:style-name="T40"> addressed without Node ID;</text:span><text:span text:style-name="T46"><text:line-break/></text:span><text:span text:style-name="T40">and receives: </text:span></text:p>
      <text:p text:style-name="P65"><text:span text:style-name="T25"><text:s text:c="4"/></text:span><text:span text:style-name="T26">[0x19170, </text:span><text:span text:style-name="T31">0x876]</text:span><text:span text:style-name="T26">(6) </text:span><text:span text:style-name="T31">0x817263544536</text:span><text:span text:style-name="T46"> </text:span><text:span text:style-name="T16">–</text:span><text:span text:style-name="T40"> unaddressed Verified Node message;</text:span><text:span text:style-name="T46"><text:line-break/></text:span><text:span text:style-name="T40">The originating node determines that the Node ID for the Node with </text:span><text:span text:style-name="T41">A</text:span><text:span text:style-name="T40">lias </text:span><text:span text:style-name="T44">0x876</text:span><text:span text:style-name="T40"> is </text:span><text:span text:style-name="T44">0x817263544536</text:span><text:span text:style-name="T40">.</text:span></text:p>
      <text:h text:style-name="P83" text:outline-level="5">Example: Node obtaining local <text:span text:style-name="T38">A</text:span>lias from full <text:span text:style-name="T38">N</text:span>ode ID</text:h>
      <text:p text:style-name="P55"><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0">the</text:span><text:span text:style-name="T9"> data part of the message, and the desired node's a</text:span><text:span text:style-name="T10">A</text:span><text:span text:style-name="T9">lias will be </text:span><text:span text:style-name="T20">in the</text:span><text:span text:style-name="T9"> source ID part of the message.</text:span></text:p>
      <text:p text:style-name="P53">Example: Node 0x112233445566, <text:span text:style-name="T38">A</text:span>lias 0x123 sends: </text:p>
      <text:p text:style-name="P65"><text:span text:style-name="T25"><text:s text:c="4"/></text:span><text:span text:style-name="T26">[0x19490, 0x123](6) 0x817263544536</text:span><text:span text:style-name="T48"> </text:span><text:span text:style-name="T16">–</text:span><text:span text:style-name="T40"> global with Node ID;<text:line-break/>and receives: </text:span></text:p>
      <text:p text:style-name="P65"><text:span text:style-name="T25"><text:s text:c="4"/></text:span><text:span text:style-name="T26">[0x19170, </text:span><text:span text:style-name="T31">0x876</text:span><text:span text:style-name="T26">](6) </text:span><text:span text:style-name="T31">0x817263544536</text:span><text:span text:style-name="T48"> </text:span><text:span text:style-name="T16">–</text:span><text:span text:style-name="T40"> unaddressed Verified Node message;<text:line-break/>The originating node determines the </text:span><text:span text:style-name="T41">A</text:span><text:span text:style-name="T40">lias for Node </text:span><text:span text:style-name="T44">0x817263544536</text:span><text:span text:style-name="T40"> is </text:span><text:span text:style-name="T44">0x876</text:span><text:span text:style-name="T40">. <text:s/></text:span></text:p>
      <text:h text:style-name="P83" text:outline-level="5">Example: Confirming a local Node is still reachable</text:h>
      <text:p text:style-name="P53">To see if a local Node is still reachable, the addressed Verify Node ID message can be used with the destination Node's alias and Node ID, and only the addressed Node will answer. <text:s/>If the use of that <text:span text:style-name="T39">A</text:span>lias has changed, the returned Node ID will not match that sent. <text:s/></text:p>
      <text:p text:style-name="P68"><text:span text:style-name="T40">Example: Node 0x112233445566, </text:span><text:span text:style-name="T42">A</text:span><text:span text:style-name="T40">lias 0x123 sends:</text:span><text:span text:style-name="T46"> <text:line-break/></text:span><text:span text:style-name="T57"> <text:s text:c="4"/></text:span><text:span text:style-name="T58">[0x19498, 0x123](8) 0x06E6, 0x999988887777</text:span><text:span text:style-name="T46"> </text:span><text:span text:style-name="T16">–</text:span><text:span text:style-name="T40"> addressed with Node ID;</text:span><text:span text:style-name="T46"><text:line-break/></text:span><text:span text:style-name="T40">and receives:</text:span></text:p>
      <text:p text:style-name="P66"><text:span text:style-name="T25"><text:s text:c="5"/></text:span><text:span text:style-name="T26">[0x19170, </text:span><text:span text:style-name="T31">0x6E6</text:span><text:span text:style-name="T26">](6) </text:span><text:span text:style-name="T31">0x999988887777</text:span><text:span text:style-name="T46"> </text:span><text:span text:style-name="T16">–</text:span><text:span text:style-name="T40"> unaddressed Verified Node message;</text:span><text:span text:style-name="T46"><text:line-break/></text:span><text:span text:style-name="T40">The originating node confirms Node with </text:span><text:span text:style-name="T42">A</text:span><text:span text:style-name="T40">lias </text:span><text:span text:style-name="T44">0x6E6</text:span><text:span text:style-name="T40"> is reachable, and has Node ID </text:span><text:span text:style-name="T44">0x999988887777</text:span><text:span text:style-name="T40">.</text:span><text:span text:style-name="T46"> </text:span></text:p>
      <text:h text:style-name="Heading_20_4" text:outline-level="4">Error Handling</text:h>
      <text:p text:style-name="Standard"><text:span text:style-name="T9">(</text:span><text:span text:style-name="T11">There is n</text:span><text:span text:style-name="T9">othing to add to the standard)</text:span> <text:s/></text:p>
      <text:h text:style-name="Heading_20_4" text:outline-level="4"><text:soft-page-break/>Routing<text:change-start text:change-id="ct105553197655424"/> <text:span text:style-name="T70">and Sequencing</text:span><text:change-end text:change-id="ct105553197655424"/></text:h>
      <text:p text:style-name="P22"><text:change-start text:change-id="ct105553197659504"/><text:span text:style-name="T70">OpenLCB only has 4 priority levels, so </text:span><text:change-end text:change-id="ct105553197659504"/><text:change text:change-id="ct105553197655184"/><text:change-start text:change-id="ct105553197661664"/><text:span text:style-name="T70">the nesting of</text:span><text:change-end text:change-id="ct105553197661664"/> higher-priority messages <text:change text:change-id="ct105553197655904"/>in the middle of a lower-priority message<text:change-start text:change-id="ct105553197660224"/> <text:span text:style-name="T70">is restricted to 4 levels per sending source Node.</text:span><text:change-end text:change-id="ct105553197660224"/><text:change-start text:change-id="ct105553197653984"/><text:span text:style-name="T70"> </text:span><text:span text:style-name="T72">Nodes initiating addressed interactions are generally in control of how many buffers they need to keep around for reassembling multi-frame responses.</text:span></text:p>
      <text:p text:style-name="P22"><text:change-end text:change-id="ct105553197653984"/><text:change-start text:change-id="ct105553197658064"/><text:span text:style-name="T70">In the presence of many potential source Nodes, such as in </text:span><text:span text:style-name="T71">the</text:span><text:span text:style-name="T70"> situation of a Gateway, the number of buffers is not </text:span><text:span text:style-name="T72">theoretically</text:span><text:span text:style-name="T70"> bounded.</text:span><text:change-end text:change-id="ct105553197658064"/><text:change-start text:change-id="ct105553197656144"/><text:span text:style-name="T70"> </text:span><text:span text:style-name="T72">It is expected that handling a very large network requires a Gateway that is not memory-constrained, such as a Single-Board Computer (e.g. Raspberry Pi, BeagleBone).</text:span><text:change-end text:change-id="ct105553197656144"/><text:change text:change-id="ct105553197657824"/></text:p>
      <text:h text:style-name="Heading_20_3" text:outline-level="3">Message Type Indicators</text:h>
      <text:p text:style-name="P63"><text:span text:style-name="T1">On constrained transports, such as CAN, the General MTI needs to be mapped to a smaller or different configuration. <text:s/>This mapping needs to </text:span><text:span text:style-name="T3">be </text:span><text:span text:style-name="T1">one-to-one. <text:s/>In </text:span><text:span text:style-name="T15">the</text:span><text:span text:style-name="T1"> case of CAN, some of the MTI bits are converted to a frame type, and some are carried as the CAN-MTI. <text:s/>See the section </text:span><text:span text:style-name="T2">2.7.3.1.2 </text:span><text:span text:style-name="T1">above.</text:span></text:p>
      <text:h text:style-name="P80" text:outline-level="3" text:is-list-header="true"/>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Introduction<text:tab/>1</text:p>
          <text:p text:style-name="P73"><text:s/>2 Annotations to the Standard<text:tab/>1</text:p>
          <text:p text:style-name="P72"><text:s/>2.1 Introduction<text:tab/>1</text:p>
          <text:p text:style-name="P72"><text:s/>2.2 Intended Use<text:tab/>1</text:p>
          <text:p text:style-name="P71"><text:s/>2.2.1 References and Context<text:tab/>1</text:p>
          <text:p text:style-name="P72"><text:s/>2.3 Messages<text:tab/>1</text:p>
          <text:p text:style-name="P71"><text:s/>2.3.1 Message Format<text:tab/>1</text:p>
          <text:p text:style-name="P74"><text:s/>2.3.1.1 Message Type Indicators<text:tab/>2</text:p>
          <text:p text:style-name="P76"><text:s/>2.3.1.1.1 MTI Bit-Fields<text:tab/>3</text:p>
          <text:p text:style-name="P76"><text:s/>2.3.1.1.2 MTI Considerations on Constrained Transports<text:tab/>4</text:p>
          <text:p text:style-name="P74"><text:s/>2.3.1.2 Message Content<text:tab/>4</text:p>
          <text:p text:style-name="P71"><text:s/>2.3.2 States<text:tab/>5</text:p>
          <text:p text:style-name="P71"><text:s/>2.3.3 Definition of Specific Messages<text:tab/>5</text:p>
          <text:p text:style-name="P74"><text:s/>2.3.3.1 Initialization Complete<text:tab/>5</text:p>
          <text:p text:style-name="P74"><text:s/>2.3.3.2 Verify Node ID<text:tab/>5</text:p>
          <text:p text:style-name="P74"><text:s/>2.3.3.3 Verified Node ID<text:tab/>6</text:p>
          <text:p text:style-name="P74"><text:s/>2.3.3.4 Optional Interaction Rejected<text:tab/>6</text:p>
          <text:p text:style-name="P74"><text:s/>2.3.3.5 Terminate Due to Error<text:tab/>6</text:p>
          <text:p text:style-name="P74"><text:s/>2.3.3.6 Protocol Support Inquiry<text:tab/>6</text:p>
          <text:p text:style-name="P74"><text:s/>2.3.3.7 Protocol Support Reply<text:tab/>6</text:p>
          <text:p text:style-name="P71"><text:s/>2.3.4 Interactions<text:tab/>6</text:p>
          <text:p text:style-name="P74"><text:s/>2.3.4.1 Node Initialization<text:tab/>6</text:p>
          <text:p text:style-name="P74"><text:s/>2.3.4.2 Node ID Detection<text:tab/>7</text:p>
          <text:p text:style-name="P76"><text:s/>2.3.4.2.1 Example: Finding all nodes<text:tab/>7</text:p>
          <text:p text:style-name="P76"><text:s/>2.3.4.2.2 Example: Confirming that a specific node can still be reached<text:tab/>7</text:p>
          <text:p text:style-name="P74"><text:s/>2.3.4.3 Protocol Support Inquiry and Response<text:tab/>7</text:p>
          <text:p text:style-name="P71"><text:s/>2.3.5 Error Handling<text:tab/>8</text:p>
          <text:p text:style-name="P74"><text:s/>2.3.5.1 Reject Addressed Optional Interaction<text:tab/>8</text:p>
          <text:p text:style-name="P74"><text:s/>2.3.5.2 Reject Unaddressed Optional Interaction<text:tab/>9</text:p>
          <text:p text:style-name="P74"><text:s/>2.3.5.3 Reject Addressed Standard Interaction Due to Error<text:tab/>9</text:p>
          <text:p text:style-name="P74"><text:s/>2.3.5.4 Duplicate Node ID Discovery<text:tab/>9</text:p>
          <text:p text:style-name="P74"><text:s/>2.3.5.5 Error Codes<text:tab/>10</text:p>
          <text:p text:style-name="P71"><text:s/>2.3.6 Routing<text:tab/>10</text:p>
          <text:p text:style-name="P71"><text:s/>2.3.7 Delays and Timeouts<text:tab/>11</text:p>
          <text:p text:style-name="P72"><text:s/>2.4 Simple Node Protocol Subset<text:tab/>11</text:p>
          <text:p text:style-name="P71"><text:s/>2.4.1 Protocol Description<text:tab/>12</text:p>
          <text:p text:style-name="P74"><text:s/>2.4.1.1 Messages Transmitted<text:tab/>12</text:p>
          <text:p text:style-name="P74"><text:s/>2.4.1.2 Messages Received<text:tab/>12</text:p>
          <text:p text:style-name="P74"><text:s/>2.4.1.3 Messages Not Received<text:tab/>12</text:p>
          <text:p text:style-name="P74"><text:s/>2.4.1.4 Messages Directed at Gateways<text:tab/>13</text:p>
          <text:p text:style-name="P72"><text:s/>2.5 Gateway Processing<text:tab/>13</text:p>
          <text:p text:style-name="P72"><text:s/>2.6 Expansion<text:tab/>13</text:p>
          <text:p text:style-name="P72"><text:s/>2.7 CAN Adaptations<text:tab/>14</text:p>
          <text:p text:style-name="P71"><text:s/>2.7.1 Introduction<text:tab/>14</text:p>
          <text:p text:style-name="P71"><text:soft-page-break/><text:s/>2.7.2 Intended Use<text:tab/>14</text:p>
          <text:p text:style-name="P74"><text:s/>2.7.2.1 References and Context<text:tab/>14</text:p>
          <text:p text:style-name="P71"><text:s/>2.7.3 Messages<text:tab/>15</text:p>
          <text:p text:style-name="P74"><text:s/>2.7.3.1 Message Format<text:tab/>15</text:p>
          <text:p text:style-name="P76"><text:s/>2.7.3.1.1 CAN Prefix Field<text:tab/>15</text:p>
          <text:p text:style-name="P76"><text:s/>2.7.3.1.2 CAN MTI Mapping<text:tab/>15</text:p>
          <text:p text:style-name="P75"><text:s/>2.7.3.1.2.1 Future Expansion of CAN MTI<text:tab/>15</text:p>
          <text:p text:style-name="P76"><text:s/>2.7.3.1.3 Global and Addressed Messages, CAN Frame Type 1<text:tab/>16</text:p>
          <text:p text:style-name="P75"><text:s/>2.7.3.1.3.1 Longer Messages / Fragmentation<text:tab/>16</text:p>
          <text:p text:style-name="P75"><text:s/>2.7.3.1.3.2 Multi-frame Messages<text:tab/>16</text:p>
          <text:p text:style-name="P76"><text:s/>2.7.3.1.4 Datagram and Stream Messages, CAN Frame Types 2-5 and 7<text:tab/>16</text:p>
          <text:p text:style-name="P74"><text:s/>2.7.3.2 States<text:tab/>17</text:p>
          <text:p text:style-name="P74"><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8</text:p>
          <text:p text:style-name="P76"><text:s/>2.7.3.3.5 Terminate Due to Error<text:tab/>18</text:p>
          <text:p text:style-name="P76"><text:s/>2.7.3.3.6 Protocol Support Inquiry<text:tab/>18</text:p>
          <text:p text:style-name="P76"><text:s/>2.7.3.3.7 Protocol Support Reply<text:tab/>18</text:p>
          <text:p text:style-name="P76"><text:s/>2.7.3.3.8 Extensibility<text:tab/>18</text:p>
          <text:p text:style-name="P74"><text:s/>2.7.3.4 Interactions<text:tab/>19</text:p>
          <text:p text:style-name="P76"><text:s/>2.7.3.4.1 Example: Finding all nodes<text:tab/>19</text:p>
          <text:p text:style-name="P76"><text:s/>2.7.3.4.2 Example: Confirming that a specific node can still be reached<text:tab/>19</text:p>
          <text:p text:style-name="P76"><text:s/>2.7.3.4.3 Example: Finding a full node ID from a local alias<text:tab/>20</text:p>
          <text:p text:style-name="P76"><text:s/>2.7.3.4.4 Example: Node obtaining local Alias from full Node ID<text:tab/>20</text:p>
          <text:p text:style-name="P76"><text:s/>2.7.3.4.5 Example: Confirming a local Node is still reachable<text:tab/>20</text:p>
          <text:p text:style-name="P74"><text:s/>2.7.3.5 Error Handling<text:tab/>21</text:p>
          <text:p text:style-name="P74"><text:s/>2.7.3.6 Routing<text:tab/>21</text:p>
          <text:p text:style-name="P71"><text:s/>2.7.4 Message Type Indicators<text:tab/>21</text:p>
        </text:index-body>
      </text:table-of-content>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fo:font-weight="normal" officeooo:rsid="0010225d" style:font-size-asian="8pt" style:font-weight-asian="normal" style:font-size-complex="8pt" style:font-weight-complex="normal"/>
    </style:style>
    <style:style style:name="MT4" style:family="text">
      <style:text-properties fo:font-size="8pt" officeooo:rsid="0016888d"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5"><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6</meta:editing-cycles>
    <meta:editing-duration>P36DT7H50M59S</meta:editing-duration>
    <meta:generator>LibreOffice/7.4.6.2$MacOSX_X86_64 LibreOffice_project/5b1f5509c2decdade7fda905e3e1429a67acd63d</meta:generator>
    <dc:date>2023-11-16T10:21:55.466149114</dc:date>
    <meta:keyword>OpenLCB Message Network</meta:keyword>
    <dc:subject>Message Network</dc:subject>
    <dc:creator>Bob Jacobsen</dc:creator>
    <meta:document-statistic meta:table-count="3" meta:image-count="1" meta:object-count="0" meta:page-count="23" meta:paragraph-count="466" meta:word-count="8689" meta:character-count="53962" meta:non-whitespace-character-count="44957"/>
    <meta:user-defined meta:name="OLCBdate">Mar 30, 2023</meta:user-defined>
    <meta:user-defined meta:name="OLCBstatus">Draft</meta:user-defined>
    <meta:user-defined meta:name="OLCByear">2023</meta:user-defined>
  </office:meta>
</office:document-meta>
</file>